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text-properties style:font-name="Times New Roman" fo:font-size="12.0pt" fo:color="#2300dc"/>
    </style:style>
    <style:style style:name="P2" style:family="paragraph" style:parent-style-name="Standard">
      <style:paragraph-properties fo:text-align="center"/>
      <style:text-properties style:font-name="Times New Roman" fo:font-size="22.0pt" fo:color="#2300dc"/>
    </style:style>
    <style:style style:name="P3" style:family="paragraph" style:parent-style-name="Standard">
      <style:paragraph-properties fo:text-align="center"/>
      <style:text-properties style:font-name="Times New Roman" fo:font-size="12.0pt" fo:color="#000000"/>
    </style:style>
    <style:style style:name="P4" style:family="paragraph" style:parent-style-name="Standard">
      <style:text-properties style:font-name="Times New Roman" fo:font-size="12.0pt"/>
    </style:style>
    <style:style style:name="P5" style:family="paragraph" style:parent-style-name="Standard">
      <style:text-properties style:font-name="Times New Roman" fo:font-size="12.0pt" fo:color="#8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New Roman" fo:font-size="12.0pt"/>
    </style:style>
    <style:style style:name="P7"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8" style:family="paragraph" style:parent-style-name="Standard">
      <style:text-properties style:font-name="Times New Roman" fo:font-size="12.0pt" fo:color="#000000"/>
    </style:style>
    <style:style style:name="P9" style:family="paragraph" style:parent-style-name="Standard">
      <style:text-properties style:font-name="Times New Roman" fo:font-size="12.0pt" fo:color="#dc2300"/>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
      <text:p text:style-name="P2">SLIDE 1<text:line-break/>Parité et culture : où en sommes nous ?</text:p>
      <text:p text:style-name="P3">Contrairement aux idées reçues la parité homme/femme est encore bien loin d’être respectée en France. Qu’en est-il dans le champ de la culture ?</text:p>
      <text:p text:style-name="P2">SLIDE 2</text:p>
      <text:p text:style-name="P4">91 ENTREPRISES CULTURELLES SUR 350 SONT DIRIGÉES PAR UNE FEMME</text:p>
      <text:p text:style-name="P4">En France, 26 % d’entreprises culturelles sont dirigées par des femmes.</text:p>
      <text:p text:style-name="P4">(la police des légendes est vectorisée)</text:p>
      <text:p text:style-name="P4"/>
      <text:p text:style-name="P2">SLIDE 3</text:p>
      <text:p text:style-name="P4">PARITÉ AU SEIN DES ENTREPRISES CULTURELLES EN FONCTION DU SECTEUR</text:p>
      <text:p text:style-name="P5">Dans le bandeau de gauche (texte change en fonction du secteur) :</text:p>
      <text:list text:style-name="L1">
        <text:list-item>
          <text:list>
            <text:list-item>
              <text:p text:style-name="P6">Arts de la scène : 37% des postes d’encadrement supérieur dans le domaine de l’Art de la scène (spectacle vivant, théâtre, cirque…) sont occupés par des femmes</text:p>
            </text:list-item>
          </text:list>
        </text:list-item>
      </text:list>
      <text:list text:style-name="L2">
        <text:list-item>
          <text:p text:style-name="P7">FRAC </text:p>
        </text:list-item>
        <text:list-item>
          <text:p text:style-name="P7"><text:s/>fond régional d’art contemporain…) 37% sont occupés par des femmes. F.R.A.C </text:p>
        </text:list-item>
        <text:list-item>
          <text:p text:style-name="P7"><text:s/>Beaux art : 38% des postes d’encadrement supérieur dans le domaine des Beaux Arts (Arts plastiques, centres d’Art)</text:p>
        </text:list-item>
        <text:list-item>
          <text:p text:style-name="P7">Audiovisuel </text:p>
        </text:list-item>
        <text:list-item>
          <text:p text:style-name="P7"><text:s/>40% des postes d’encadrement supérieur dans le domaine de l’audiovisuel (télévision et radio) sont occupés par des femmes.</text:p>
        </text:list-item>
        <text:list-item>
          <text:p text:style-name="P7">Musique </text:p>
        </text:list-item>
        <text:list-item>
          <text:p text:style-name="P7"><text:s/>15% des postes d’encadrement supérieur dans le domaine de la musique (scène de musique actuelle, opéras, orchestre…) sont occupés par des femmes.</text:p>
        </text:list-item>
      </text:list>
      <text:p text:style-name="P4"/>
      <text:p text:style-name="P4"/>
      <text:p text:style-name="P2">SLIDE 4</text:p>
      <text:p text:style-name="P2"/>
      <text:p text:style-name="P8">INTERVIEW</text:p>
      <text:p text:style-name="P8">Afin d’approfondir les quatre secteurs (audiovisuel, musical, art de la scène et les beaux-arts), jetons un oeil sur ce qu’il se passe à Nantes.</text:p>
      <text:p text:style-name="P8"><text:tab/></text:p>
      <text:p text:style-name="P8"/>
      <text:p text:style-name="P8">PASCAL COUFFIN</text:p>
      <text:p text:style-name="P8">Fragil.org, le site internet nantais Culture &amp; Genre a décidé de parler de la parité dans la culture, et de vous proposer cette datavisualization. Mais lorsque l’on présente un tel projet, il est de bon augure de regarder ce qui se passe chez nous. Voilà pourquoi nous nous sommes entretenus avec Pascal Couffin, directeur du site web. <text:s text:c="4"/>Situé dans une ancienne école primaire, les membres de Fragil ont remplacé les hordes de marmots déchaînés, par des espaces de travail studieux. C’est ici qu’ils planchent d’arrache pied sur les prochaines gazettes à venir, dont le sujet phare n’est autre que la question du genre. Mais alors, qu’en est-il de la parité ici ? “Depuis que Fragil existe, la parité fait partie des questions régulièrement soulevées” commence Pascal Coffin. Les conférences de rédaction, chez Fragil, laissent place égale à toute personne présente, de manière à ce que chacun soit force de proposition. Et c’est grâce à ce système que sont soulevés des débats essentiels à l’organisation. “Très rapidement, le sujet des femmes au sein de l’association est venu sur la table, c’est pour ça que nous avons décidé de sérieusement prendre en compte cette variable dans la composition de nos équipes” avance tout d’abord le directeur, mais il ajoute “ce n’est pas non plus à l'extrême, nous ne faisons pas de discrimination positive”. À noter aussi que le site est aidé d'une équipe de contributeurs bénévoles. Cette équipe selon Julien Marsault, en service civique chez Fragil, est majoritairement composée de femmes. C'est en tout cas en se posant d'abord la question de la parité sur leur propre structure que Fragil en est venu à réfléchir plus largement sur le sujet et de le développer, jusqu’à proposer un débat qui se tiendra le 6 avril prochain. </text:p>
      <text:p text:style-name="P8"/>
      <text:p text:style-name="P8"/>
      <text:p text:style-name="P8">KARIM GABOU :</text:p>
      <text:p text:style-name="P8"><text:tab/>Le Lieu Unique, situé dans une ancienne usine LU est considéré comme étant un haut lieu de la culture nantaise. Bar, salle de concert, lieu d’exposition, librairie font les attributs d’un lieu polyvalent et agréable. Entretien avec Karim Gabou, graphiste au Lieu Unique. <text:s text:c="3"/>Ambiance brute de coffre au LU, ce lieu encore fortement marqué par son passé industriel. Seul, le piano en libre service vient apposer une touche de douceur en ce début d’après-midi ensoleillé. Alors qu’en est-il de la parité ? Karim Gabou nous répond. “Il m’est difficile de donner des chiffres précis sur la composition du personnel” explique-t-il d’un ton calme et posé. “En revanche, il est clair que je travaille avec une majorité de femme”. Le milieu culturel est de plus en plus ouvert aux femmes et ce n’est qu’un début. Cependant, la politique du Lieu Unique ne jouit pas de directives précises quant à l’embauche de femmes : “ça se fait naturellement. Par exemple, je suis le seul homme au sein de l’équipe de graphiste, mais ce n’est pas la résultante d’une volonté particulière”. Au delà du Lieu Unique, la présence des femmes semble, elle aussi, en constante augmentation dans le milieu culturel nantais, même si c’est difficilement quantifiable : “cette tendance se remarque, mais aucune explication ne peut encore être donnée.” conclut-il. </text:p>
      <text:p text:style-name="P8"/>
      <text:p text:style-name="P8"/>
      <text:p text:style-name="P2">SLIDE 5</text:p>
      <text:p text:style-name="P8">PART DES FEMMES AU SEIN DES JURYS</text:p>
      <text:p text:style-name="P8">Mais qui est donc chargé de désigner les responsables des institutions culturelles <text:s/>publiques? Observons donc la parité au sein des jurys.</text:p>
      <text:p text:style-name="P8"/>
      <text:p text:style-name="P8">À la présidence des jurys seulement <text:s/>15% sont des femmes...</text:p>
      <text:p text:style-name="P8"/>
      <text:p text:style-name="P8">... alors que dans les jurys elles sont 39%.</text:p>
      <text:p text:style-name="P8"/>
      <text:p text:style-name="P2">SLIDE 6</text:p>
      <text:p text:style-name="P8"/>
      <text:p text:style-name="P8">PART DES FEMMES AU SEIN DU MINISTÈRE DE LA CULTURE</text:p>
      <text:p text:style-name="P8">Le ministère de la Culture et de la Communication à fourni un rapport sur la parité homme/femme. Mais alors qu’en est-il de cette institution nationale ? </text:p>
      <text:p text:style-name="P8"/>
      <text:p text:style-name="P8">DIRECTEUR <text:s text:c="2"/>SOUS-DIRECTEUR</text:p>
      <text:p text:style-name="P9"><text:s/>Textes dans l'encart de gauche</text:p>
      <text:p text:style-name="P8"/>
      <text:p text:style-name="P8">27% des postes de direction au sein du ministère de la Culture sont occupés par des femmes.</text:p>
      <text:p text:style-name="P8">43% des postes de sous-direction au sein du ministère de la Culture sont occupés par des femmes.</text:p>
      <text:p text:style-name="P8"/>
      <text:p text:style-name="P8"/>
      <text:p text:style-name="P8"/>
      <text:p text:style-name="P2">SLIDE 7</text:p>
      <text:p text:style-name="P8">Art de la scène</text:p>
      <text:p text:style-name="P8">Parité dans les spectacles chorégraphiés <text:line-break/>30% des spectacles chorégraphiés sont réalisés par des femmes. </text:p>
      <text:p text:style-name="P8">24% des oeuvres acquises par les FRAC sont réalisées par des femmes.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meta:initial-creator>Léna Sarrault</meta:initial-creator>
  </office:meta>
</office:document-meta>
</file>